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msListenerContainerFactory.initializeContainer( C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msListenerContainerFactory.setReplyPubSubDomain( Boolean replyPubSub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setMessageConverter( MessageConverter message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setPhase( int ph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setExceptionListener( ExceptionListener excep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setSubscriptionShared( Boolean subscriptionSha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setPubSubDomain( Boolean pubSub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setAutoStartup( boolean auto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setSessionAcknowledgeMode( Integer sessionAcknowledg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setClientId(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setSessionTransacted( Boolean sessionTransa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setErrorHandler(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setConnectionFactory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setDestinationResolver( DestinationResolver destinatio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setSubscriptionDurable( Boolean subscriptionDur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erContainerFactory.createListenerContainer( JmsListenerEndpoint endpoi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AbstractJmsListenerContainerFactory.setReplyQosSettings( QosSettings replyQos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